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4000004CC0B4C43BBDBE0047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879cm" svg:x="1cm" svg:y="1.41cm">
          <draw:image xlink:href="Pictures/1000000000000364000004CC0B4C43BBDBE00476.jpg" xlink:type="simple" xlink:show="embed" xlink:actuate="onLoad" draw:mime-type="image/jpeg">
            <text:p/>
          </draw:image>
        </draw:frame>
        <draw:frame draw:style-name="gr2" draw:text-style-name="P3" draw:layer="layout" svg:width="20.32cm" svg:height="2.783cm" svg:x="0.68cm" svg:y="20.124cm">
          <draw:text-box>
            <text:p text:style-name="P2"><text:span text:style-name="T1">Include scanner on and start Setup P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09:41:44.517966559</dc:date>
    <meta:editing-duration>PT2M42S</meta:editing-duration>
    <meta:editing-cycles>1</meta:editing-cycles>
    <meta:document-statistic meta:object-count="2"/>
    <meta:generator>LibreOffice/7.3.7.2$Linux_X86_64 LibreOffice_project/30$Build-2</meta:generator>
  </office:meta>
</office:document-meta>
</file>